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master-page-name="Standard">
      <style:paragraph-properties fo:text-align="start" style:justify-single-word="false" style:page-number="auto"/>
    </style:style>
    <style:style style:name="T1" style:family="text">
      <style:text-properties fo:font-weight="bold" style:font-weight-asian="bold"/>
    </style:style>
    <style:style style:name="T2" style:family="text">
      <style:text-properties fo:color="#0b5394"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fo:color="#1c4587"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E PITCH</text:span></text:p>
      <text:p text:style-name="Standard"><text:span text:style-name="T2"><text:s/>Afficher slides avec dimensions du troc et concepts</text:span></text:p>
      <text:p text:style-name="Standard">Bonjour, je suis Pierre FERRENT. Je vais vous présenter mon projet de création d'une plateforme de troc sur le web.</text:p>
      <text:p text:style-name="Standard"/>
      <text:p text:style-name="Standard">Certains objets ont une valeur marchande peu significative mais ont en revanche une forte valeur d'usage, ou d'appartenance communautaire. C'est le cas par exemple des bandes dessinées qu'on ne lit plus, ou des vêtements d'enfants quand nos enfants grandissent.</text:p>
      <text:p text:style-name="Standard"/>
      <text:p text:style-name="Standard">Ces objets ne les vendez plus, <text:span text:style-name="T1">troquez-les !</text:span></text:p>
      <text:p text:style-name="Standard"/>
      <text:p text:style-name="Standard"/>
      <text:p text:style-name="Standard"><text:span text:style-name="T1">Comment ça marche ?</text:span></text:p>
      <text:p text:style-name="Standard"><text:a xlink:type="simple" xlink:href="http://www.trocabd.com"><text:span text:style-name="T3">www.trocabd.com</text:span></text:a> est un prototype de plateforme de troc sur le sujet des bandes dessinées. </text:p>
      <text:p text:style-name="Standard"/>
      <text:p text:style-name="Standard"><text:a xlink:type="simple" xlink:href="http://www.trocabd.com"><text:span text:style-name="T3">www.trocabd.com</text:span></text:a>, c’est “le bon coin” du troc de bandes dessinées avec des valeurs simples :</text:p>
      <text:p text:style-name="Standard">- Une bonne transaction est celle ou les intervenants se rencontrent physiquement</text:p>
      <text:p text:style-name="Standard">- Des non- professionnels de la vente qui s'échangent des produits d'occasion qui ont vécu</text:p>
      <text:p text:style-name="Standard">- Le particulier n'a rien à payer pour déposer son annonce. </text:p>
      <text:p text:style-name="Standard">- .../...</text:p>
      <text:p text:style-name="Standard"/>
      <text:p text:style-name="Standard">La différence avec les sites de troc existants réside dans le fait que sur cette plateforme les troqueurs exposent leurs objets et construisent progressivement des échanges avec d’autres troqueurs en ajoutant ou retirant des objets à tour de rôle jusqu’à trouver un accord qui satisfait les 2 parties. <text:s/></text:p>
      <text:p text:style-name="Standard"/>
      <text:p text:style-name="P1">Après une communication <text:span text:style-name="T1">minimaliste </text:span>sur des sites dédiés aux bandes dessinées une communauté de troqueurs s’est créée autour du site. Ils participent aux choix d’évolution et leur présence valide l’existence d’un potentiel. </text:p>
      <text:p text:style-name="P1"/>
      <text:p text:style-name="P1"><text:span text:style-name="T1">Les actions accomplies depuis le 1er tour </text:span><text:span text:style-name="T4">Afficher les actions depuis 1er pitch</text:span></text:p>
      <text:p text:style-name="P1"><text:span text:style-name="T1"/></text:p>
      <text:p text:style-name="P2">3 succès :</text:p>
      <text:p text:style-name="P2"/>
      <text:p text:style-name="P2"><text:tab/>La journée avec les incubateurs m'a conduit à rencontrer un partenaire associatif intéressé par le projet. Nous construisons le plan de travail. (1er rendez-vous le 27 Janvier 2015) .</text:p>
      <text:p text:style-name="P3"/>
      <text:p text:style-name="P2"><text:tab/>Une annonce déposée sur un site de jobbing m'a permis de recevoir des candidatures de plusieurs ressources prêtes à participer au projet. </text:p>
      <text:p text:style-name="P3"/>
      <text:p text:style-name="P2"><text:tab/>Un graphiste travaille actuellement sur le logo et va intervenir ensuite sur le graphisme du site et la « user experience ». <text:s/>L'objectif est de faire de ce graphiste un « associé ».</text:p>
      <text:p text:style-name="P2"/>
      <text:p text:style-name="P2">En attente de réponse de la part d'un distributeur régional de bandes dessinées.</text:p>
      <text:p text:style-name="P2"><text:span text:style-name="T1"/></text:p>
      <text:p text:style-name="P1"><text:soft-page-break/></text:p>
      <text:p text:style-name="Standard"><text:span text:style-name="T1">Comment gagner de l'argent avec du troc ? </text:span><text:span text:style-name="T4">Afficher business model canvas avec zoom et une des courbes de roadmap</text:span></text:p>
      <text:p text:style-name="Standard"/>
      <text:p text:style-name="Standard">La valeur ajoutée de la plateforme tient en 4 points :</text:p>
      <text:p text:style-name="Standard">- la connaissance des objets possédés par les Troqueurs (dans leur vitrine)</text:p>
      <text:p text:style-name="Standard">- la préférence aux transactions de proximité grâce a la géolocalisation</text:p>
      <text:p text:style-name="Standard">- la dimension ludique par les modalités de négociation du troc</text:p>
      <text:p text:style-name="Standard">- la dimension sociale car les objets créent des liens entre des personnes partageant les mêmes centres d'intérêt</text:p>
      <text:p text:style-name="Standard"/>
      <text:p text:style-name="Standard">Cette valeur ajoutée sera monétisée auprès d'une clientèle de distributeurs pros et d'utilisateurs premium :</text:p>
      <text:p text:style-name="Standard">=&gt; location d'espace communautaire pour permettre aux distributeurs de proposer une animation auprès de leur communauté de clients : = 12 ke/an</text:p>
      <text:p text:style-name="Standard">=&gt; intégration des fonctionnalités de troc dans leur site e-commerce : environ 450jh= 180 ke / site</text:p>
      <text:p text:style-name="Standard">Et pour les particuliers premium :</text:p>
      <text:p text:style-name="Standard">=&gt; offres privilégiées sur les produits neufs ou dérivés</text:p>
      <text:p text:style-name="Standard"/>
      <text:p text:style-name="Standard"/>
      <text:p text:style-name="Standard"><text:span text:style-name="T1">Comment atteindre la rentabilité avec du troc ? </text:span><text:span text:style-name="T4">Afficher plan de développement</text:span></text:p>
      <text:p text:style-name="Standard"/>
      <text:p text:style-name="Standard">La 1ère étape vise à finaliser le démonstrateur et lancer l’ouverture à d’autres objets que les bandes dessinées. Une équipe de 2 personnes est nécessaire pour cette première année.</text:p>
      <text:p text:style-name="Standard">Il faut aussi développer un partenariat avec un distributeur, et monter des <text:s/>sessions de speed swaping,</text:p>
      <text:p text:style-name="Standard">pour développer la communication autour de ce projet avec ce partenaire.</text:p>
      <text:p text:style-name="Standard"/>
      <text:p text:style-name="P1">La 2ème grande étape sera située début 2016 quand on commencera à mesurer une montée significative de l’audience. Il faudra alors commencer à agrandir l’équipe et développer l’activité commerciale auprès des professionnels.</text:p>
      <text:p text:style-name="P1"/>
      <text:p text:style-name="P1">La 3ème étape est d’atteindre la rentabilité dans les premiers mois de la 3ème année avec 5 salariés.</text:p>
      <text:p text:style-name="Standard"/>
      <text:p text:style-name="P1"/>
      <text:p text:style-name="Standard"/>
      <text:p text:style-name="Standard">Comme je vous le disais, le trocabd c’est le “bon coin” du troc mais j'ai besoin de votre coup de pouce pour lui donner vie !</text:p>
      <text:p text:style-name="Standard"/>
      <text:p text:style-name="Standard">Je suis a votre disposition pour répondre a vos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 svg:font-family="Ari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fr" fo:country="FR" fo:font-style="normal" style:text-underline-style="none" fo:font-weight="normal" style:letter-kerning="true" style:font-size-asian="11pt" style:language-asian="zh" style:country-asian="CN" style:font-style-asian="normal" style:font-weight-asian="normal" style:font-size-complex="10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fr" fo:country="F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353cm" fo:margin-bottom="0cm"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class="text">
      <style:paragraph-properties fo:margin-top="0.353cm" fo:margin-bottom="0cm"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class="text">
      <style:paragraph-properties fo:margin-top="0.282cm" fo:margin-bottom="0cm"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class="text">
      <style:paragraph-properties fo:margin-top="0.282cm" fo:margin-bottom="0cm"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class="text">
      <style:paragraph-properties fo:margin-top="0.282cm" fo:margin-bottom="0cm"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class="text">
      <style:paragraph-properties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class="chapter">
      <style:paragraph-properties fo:margin-top="0cm" fo:margin-bottom="0cm" fo:line-height="100%" fo:text-align="center"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cm" fo:margin-bottom="0.353cm" fo:line-height="100%" fo:text-align="center"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1.905cm" fo:margin-right="1.429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ript Pitch.docx</dc:title>
    <meta:generator>OpenOffice.org/3.4.1$Win32 OpenOffice.org_project/341m1$Build-9593</meta:generator>
    <dc:date>2015-01-24T18:05:57.33</dc:date>
    <meta:editing-duration>PT22M29S</meta:editing-duration>
    <meta:editing-cycles>3</meta:editing-cycles>
    <meta:document-statistic meta:table-count="0" meta:image-count="0" meta:object-count="0" meta:page-count="2" meta:paragraph-count="39" meta:word-count="649" meta:character-count="3994"/>
  </office:meta>
</office:document-meta>
</file>